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algun Gothic Semilight" svg:font-family="'Malgun Gothic Semi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nux Libertine G" fo:font-size="10pt" style:font-size-asian="10pt" style:font-size-complex="10pt"/>
    </style:style>
    <style:style style:name="P2" style:family="paragraph" style:parent-style-name="Standard">
      <style:text-properties style:font-name="Linux Libertine G" fo:font-size="10pt" officeooo:rsid="00222365" officeooo:paragraph-rsid="00222365" style:font-size-asian="10pt" style:font-size-complex="10pt"/>
    </style:style>
    <style:style style:name="T1" style:family="text">
      <style:text-properties officeooo:rsid="0010c102"/>
    </style:style>
    <style:style style:name="T2" style:family="text">
      <style:text-properties officeooo:rsid="00117398"/>
    </style:style>
    <style:style style:name="T3" style:family="text">
      <style:text-properties officeooo:rsid="0013129c"/>
    </style:style>
    <style:style style:name="T4" style:family="text">
      <style:text-properties officeooo:rsid="0014cb89"/>
    </style:style>
    <style:style style:name="T5" style:family="text">
      <style:text-properties officeooo:rsid="00161ce6"/>
    </style:style>
    <style:style style:name="T6" style:family="text">
      <style:text-properties officeooo:rsid="00175e8a"/>
    </style:style>
    <style:style style:name="T7" style:family="text">
      <style:text-properties officeooo:rsid="00197c2c"/>
    </style:style>
    <style:style style:name="T8" style:family="text">
      <style:text-properties officeooo:rsid="001ac0e4"/>
    </style:style>
    <style:style style:name="T9" style:family="text">
      <style:text-properties officeooo:rsid="001b8a6e"/>
    </style:style>
    <style:style style:name="T10" style:family="text">
      <style:text-properties officeooo:rsid="001d2888"/>
    </style:style>
    <style:style style:name="T11" style:family="text">
      <style:text-properties officeooo:rsid="001f33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his project is mainly about data exploration.</text:p>
      <text:p text:style-name="P1"><text:s/><text:span text:style-name="T1">I got the datasets from a website called “ourworldindata/covid-deaths” it was a .csv file. Got into the excel. the data was about new cases ,total case ,total deaths, new deaths, total vaccination, people vaccinated. </text:span><text:span text:style-name="T2">Broke down the whole table into two separate tables, COVID-deaths and COVID-vaccination in excel. Now imported all the data into </text:span><text:span text:style-name="T3">MYSQL. </text:span><text:span text:style-name="T2">In MYSQL, created new database and schema and imported excel files. </text:span><text:span text:style-name="T4">Two tables created, COVID-deaths and COVID vaccination. </text:span><text:span text:style-name="T5">Started with :</text:span></text:p>
      <text:p text:style-name="P1"/>
      <text:p text:style-name="P1">1--- total cases vs total deaths at a given date in a certain location/country,</text:p>
      <text:p text:style-name="P1">%age of death=(total deaths/total cases)x100</text:p>
      <text:p text:style-name="P1"/>
      <text:p text:style-name="P1"><text:span text:style-name="T6">2--- </text:span>looking at total cases vs total population &gt;&gt; %age of population got <text:span text:style-name="T6">COVID</text:span></text:p>
      <text:p text:style-name="P1"/>
      <text:p text:style-name="P1">3--- countries with highest death count compared to population</text:p>
      <text:p text:style-name="P1"/>
      <text:p text:style-name="P1">4--- Total deaths per continent &gt;&gt; <text:span text:style-name="T7">for drill down purpose when we use tableau</text:span></text:p>
      <text:p text:style-name="P1"/>
      <text:p text:style-name="P1">5--- <text:span text:style-name="T8">then global numbers</text:span></text:p>
      <text:p text:style-name="P1"/>
      <text:p text:style-name="P1">6--- Using vaccinations <text:s/>data <text:s/>&gt;&gt; Now joining BOTH THE tables on the basis of date and location</text:p>
      <text:p text:style-name="P1"/>
      <text:p text:style-name="P1">7--- <text:span text:style-name="T9">In there data about vaccination including location, life expectancy, available beds in hospitals, and human developments index count etc.</text:span></text:p>
      <text:p text:style-name="P1"/>
      <text:p text:style-name="P1">8--- using total_rolling_up func on the base of location column, <text:span text:style-name="T10">using window fnc and partition by on the location column.</text:span></text:p>
      <text:p text:style-name="P1">total_rolling_up&gt;&gt; <text:span text:style-name="T10">is adding up the number on every count.</text:span></text:p>
      <text:p text:style-name="P1"/>
      <text:p text:style-name="P1">9--- used CTE, when I want<text:span text:style-name="T11">ed </text:span>to use a column <text:span text:style-name="T9">total_rolling_up </text:span><text:span text:style-name="T11">which was just in the query ,i could not <text:s/>use it right away, so for that reason I created CTE , then used that column in the CTE to find the percentage and for further calculation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algun Gothic Semilight" svg:font-family="'Malgun Gothic Semi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24T14:42:33.588000000</dc:date>
    <meta:editing-duration>PT1H6M9S</meta:editing-duration>
    <meta:editing-cycles>5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3" meta:word-count="256" meta:character-count="1563" meta:non-whitespace-character-count="1316"/>
  </office:meta>
</office:document-meta>
</file>